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DefaultCodecsImpl.extendObjectReaders( List &lt; HttpMessageReader &lt; ? &gt; &gt; objectRead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DefaultCodecsImpl.ClientDefaultCodecsImpl( ClientDefaultCodecsImpl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DefaultCodecsImpl.serverSentEventDecoder( Decoder &lt; ? &gt; 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DefaultCodecsImpl.ClientDefaultCodec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